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chapter_5f_heading">
      <style:text-properties officeooo:rsid="00466e8a" officeooo:paragraph-rsid="004aa71f"/>
    </style:style>
    <style:style style:name="P2" style:family="paragraph" style:parent-style-name="paragraph_5f_first">
      <style:text-properties officeooo:paragraph-rsid="004c292c"/>
    </style:style>
    <style:style style:name="P3" style:family="paragraph" style:parent-style-name="paragraph_5f_first" style:list-style-name="L1"/>
    <style:style style:name="P4" style:family="paragraph" style:parent-style-name="paragraph_5f_first" style:list-style-name="L2"/>
    <style:style style:name="P5" style:family="paragraph" style:parent-style-name="paragraph_5f_first" style:list-style-name="L3"/>
    <style:style style:name="P6" style:family="paragraph" style:parent-style-name="paragraph_5f_first" style:list-style-name="L4"/>
    <style:style style:name="P7" style:family="paragraph" style:parent-style-name="paragraph_5f_first" style:list-style-name="L5"/>
    <style:style style:name="P8" style:family="paragraph" style:parent-style-name="paragraph_5f_first" style:list-style-name="L5">
      <style:text-properties officeooo:paragraph-rsid="006a79b0"/>
    </style:style>
    <style:style style:name="P9" style:family="paragraph" style:parent-style-name="paragraph_5f_first" style:list-style-name="L7"/>
    <style:style style:name="P10" style:family="paragraph" style:parent-style-name="paragraph_5f_first" style:list-style-name="L8"/>
    <style:style style:name="P11" style:family="paragraph" style:parent-style-name="paragraph_5f_first" style:list-style-name="L9"/>
    <style:style style:name="T1" style:family="text">
      <style:text-properties officeooo:rsid="004aa71f"/>
    </style:style>
    <style:style style:name="T2" style:family="text">
      <style:text-properties officeooo:rsid="004b3a68"/>
    </style:style>
    <style:style style:name="T3" style:family="text">
      <style:text-properties officeooo:rsid="004c292c"/>
    </style:style>
    <style:style style:name="T4" style:family="text">
      <style:text-properties officeooo:rsid="005658d0"/>
    </style:style>
    <style:style style:name="T5" style:family="text">
      <style:text-properties officeooo:rsid="005a91b6"/>
    </style:style>
    <style:style style:name="T6" style:family="text">
      <style:text-properties officeooo:rsid="005b7a0b"/>
    </style:style>
    <style:style style:name="T7" style:family="text">
      <style:text-properties officeooo:rsid="005c4278"/>
    </style:style>
    <style:style style:name="T8" style:family="text">
      <style:text-properties officeooo:rsid="005d5538"/>
    </style:style>
    <style:style style:name="T9" style:family="text">
      <style:text-properties officeooo:rsid="005eb8bc"/>
    </style:style>
    <style:style style:name="T10" style:family="text">
      <style:text-properties fo:font-weight="normal" style:font-weight-asian="normal" style:font-weight-complex="normal"/>
    </style:style>
    <style:style style:name="T11" style:family="text">
      <style:text-properties style:font-weight-asian="normal" style:font-weight-complex="normal"/>
    </style:style>
    <style:style style:name="T12" style:family="text">
      <style:text-properties style:text-underline-style="none"/>
    </style:style>
    <style:style style:name="T13" style:family="text">
      <style:text-properties officeooo:rsid="0060b335"/>
    </style:style>
    <style:style style:name="T14" style:family="text">
      <style:text-properties fo:color="#ff0000"/>
    </style:style>
    <style:style style:name="T15" style:family="text">
      <style:text-properties fo:color="#ff0000" officeooo:rsid="0060b335"/>
    </style:style>
    <style:style style:name="T16" style:family="text">
      <style:text-properties fo:color="#ff0000" officeooo:rsid="0070ade1"/>
    </style:style>
    <style:style style:name="T17" style:family="text">
      <style:text-properties fo:color="#ff0000" officeooo:rsid="00716b5a"/>
    </style:style>
    <style:style style:name="T18" style:family="text">
      <style:text-properties fo:color="#ff0000" officeooo:rsid="0073a3c8"/>
    </style:style>
    <style:style style:name="T19" style:family="text">
      <style:text-properties style:use-window-font-color="true"/>
    </style:style>
    <style:style style:name="T20" style:family="text">
      <style:text-properties style:use-window-font-color="true" officeooo:rsid="006aea37"/>
    </style:style>
    <style:style style:name="T21" style:family="text">
      <style:text-properties style:use-window-font-color="true" officeooo:rsid="006c0e55"/>
    </style:style>
    <style:style style:name="T22" style:family="text">
      <style:text-properties style:use-window-font-color="true" officeooo:rsid="006df6c8"/>
    </style:style>
    <style:style style:name="T23" style:family="text">
      <style:text-properties style:use-window-font-color="true" officeooo:rsid="006f6967"/>
    </style:style>
    <style:style style:name="T24" style:family="text">
      <style:text-properties style:use-window-font-color="true" officeooo:rsid="0070ade1"/>
    </style:style>
    <style:style style:name="T25" style:family="text">
      <style:text-properties style:use-window-font-color="true" officeooo:rsid="00716b5a"/>
    </style:style>
    <style:style style:name="T26" style:family="text">
      <style:text-properties style:use-window-font-color="true" officeooo:rsid="0072577a"/>
    </style:style>
    <style:style style:name="T27" style:family="text">
      <style:text-properties style:use-window-font-color="true" officeooo:rsid="0060b335"/>
    </style:style>
    <style:style style:name="T28" style:family="text">
      <style:text-properties style:use-window-font-color="true" officeooo:rsid="0073a3c8"/>
    </style:style>
    <text:list-style style:name="L1">
      <text:list-level-style-number text:level="1"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4">
      <text:list-level-style-number text:level="1"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number text:level="1"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number text:level="1" text:style-name="Numbering_20_Symbols" style:num-suffix="." style:num-format="a" text:start-value="3">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7">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
      <text:list-level-style-number text:level="1"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izenz</text:span><text:span text:style-name="T2">bestimmungen</text:span></text:p>
      <text:p text:style-name="P2"><text:span text:style-name="T3">Alle Teile dieses Werk</text:span><text:span text:style-name="T5">es mit Ausnahme des nachfolgenden Lizenztextes</text:span><text:span text:style-name="T3">: </text:span><text:span text:style-name="T2">Copyright </text:span><text:span text:style-name="T4">(C)</text:span><text:span text:style-name="T2"> 2014</text:span><text:span text:style-name="T6"> </text:span><text:span text:style-name="T7">Markus Schnalke, </text:span><text:span text:style-name="T8">lizenziert unter</text:span><text:span text:style-name="T2"> Creative Commons Attribution 4.0 International Public License </text:span><text:span text:style-name="T7">über „Perspektive Bibliothek 3.2“ (2014), S. 44-60, doi: 10.11588/pb.2014.2.16806. </text:span><text:span text:style-name="T8">Nachfolgender Lizenztext Copyright (C) 2009 Creative Commons, lizenziert unter </text:span><text:a xlink:type="simple" xlink:href="https://creativecommons.org/licenses/zero/1.0/legalcode"><text:span text:style-name="T8">CC0 Public Domain Dedication</text:span></text:a><text:span text:style-name="T8">.</text:span></text:p>
      <text:p text:style-name="section_5f_heading">Creative Commons Attribution 4.0 International Public License</text:p>
      <text:p text:style-name="paragraph_5f_first">By exercising the Licensed Rights (defined below), You accept and agree to be bound by the terms and conditions of this Creative Commons Attribution 4.0 International Public License (<text:span text:style-name="T9">“</text:span>Public License<text:span text:style-name="T9">”</text:span>).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subsection_5f_heading"><text:bookmark text:name="s1"/><text:span text:style-name="Strong_20_Emphasis"><text:span text:style-name="T10">Section 1 – Definitions.</text:span></text:span></text:p>
      <text:list xml:id="list21504498711" text:style-name="L1">
        <text:list-item>
          <text:p text:style-name="P3"><text:bookmark text:name="s1a"/><text:span text:style-name="keyword"><text:span text:style-name="T11">Adapted Material</text:span></text:span>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text:bookmark text:name="s1b"/><text:span text:style-name="keyword"><text:span text:style-name="T11">Adapter's License</text:span></text:span> means the license You apply to Your Copyright and Similar Rights in Your contributions to Adapted Material in accordance with the terms and conditions of this Public License.</text:p>
        </text:list-item>
        <text:list-item>
          <text:p text:style-name="P3"><text:bookmark text:name="s1c"/><text:span text:style-name="keyword"><text:span text:style-name="T11">Copyright and Similar Rights</text:span></text:span>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ext:span text:style-name="T19">tion 2.</text:span><text:span text:style-name="T20">2.1-2</text:span><text:span text:style-name="T19"> a</text:span>re not Copyright and Similar Rights.</text:p>
        </text:list-item>
        <text:list-item>
          <text:p text:style-name="P3"><text:bookmark text:name="s1d"/><text:span text:style-name="keyword"><text:span text:style-name="T11">Effective Technological Measures</text:span></text:span>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text:bookmark text:name="s1e"/><text:span text:style-name="keyword"><text:span text:style-name="T11">Exceptions and Limitations</text:span></text:span> means fair use, fair dealing, and/or any other exception or limitation to Copyright and Similar Rights that applies to Your use of the Licensed Material.</text:p>
        </text:list-item>
        <text:list-item>
          <text:p text:style-name="P3"><text:bookmark text:name="s1f"/><text:span text:style-name="keyword"><text:span text:style-name="T11">Licensed Material</text:span></text:span> means the artistic or literary work, database, or other material to which the Licensor applied this Public License.</text:p>
        </text:list-item>
        <text:list-item>
          <text:p text:style-name="P3"><text:bookmark text:name="s1g"/><text:soft-page-break/><text:span text:style-name="keyword"><text:span text:style-name="T11">Licensed Rights</text:span></text:span>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text:bookmark text:name="s1h"/><text:span text:style-name="keyword"><text:span text:style-name="T11">Licensor</text:span></text:span> means the individual(s) or entity(ies) granting rights under this Public License.</text:p>
        </text:list-item>
        <text:list-item>
          <text:p text:style-name="P3"><text:bookmark text:name="s1i"/><text:span text:style-name="keyword"><text:span text:style-name="T11">Share</text:span></text:span>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text:bookmark text:name="s1j"/><text:span text:style-name="keyword"><text:span text:style-name="T11">Sui Generis Database Rights</text:span></text:span>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text:bookmark text:name="s1k"/><text:span text:style-name="keyword"><text:span text:style-name="T11">You</text:span></text:span> means the individual or entity exercising the Licensed Rights under this Public License. <text:span text:style-name="keyword"><text:span text:style-name="T11">Your</text:span></text:span> has a corresponding meaning.</text:p>
        </text:list-item>
      </text:list>
      <text:p text:style-name="subsection_5f_heading"><text:bookmark text:name="s2"/><text:span text:style-name="Strong_20_Emphasis"><text:span text:style-name="T10">Section 2 – Scope.</text:span></text:span></text:p>
      <text:list xml:id="list887335611" text:style-name="L2">
        <text:list-item>
          <text:p text:style-name="P4"><text:bookmark text:name="s2a"/><text:span text:style-name="keyword"><text:span text:style-name="T11">License grant</text:span></text:span>.</text:p>
          <text:list>
            <text:list-item>
              <text:p text:style-name="P4"><text:bookmark text:name="s2a1"/>Subject to the terms and conditions of this Public License, the Licensor hereby grants You a worldwide, royalty-free, non-sublicensable, non-exclusive, irrevocable license to exercise the Licensed Rights in the Licensed Material to: </text:p>
              <text:list>
                <text:list-item>
                  <text:p text:style-name="P4"><text:bookmark text:name="s2a1A"/>reproduce and Share the Licensed Material, in whole or in part; and</text:p>
                </text:list-item>
                <text:list-item>
                  <text:p text:style-name="P4"><text:bookmark text:name="s2a1B"/>produce, reproduce, and Share Adapted Material.</text:p>
                </text:list-item>
              </text:list>
            </text:list-item>
            <text:list-item>
              <text:p text:style-name="P4"><text:bookmark text:name="s2a2"/><text:span text:style-name="T12">Exceptions and Limitations</text:span>. For the avoidance of doubt, where Exceptions and Limitations apply to Your use, this Public License does not apply, and You do not need to comply with its terms and conditions.</text:p>
            </text:list-item>
            <text:list-item>
              <text:p text:style-name="P4"><text:bookmark text:name="s2a3"/><text:span text:style-name="T12">Term</text:span>. The term of this Public License is specified in Sectio<text:span text:style-name="T19">n 6.</text:span><text:span text:style-name="T21">1</text:span>.</text:p>
            </text:list-item>
            <text:list-item>
              <text:p text:style-name="P4"><text:bookmark text:name="s2a4"/><text:span text:style-name="T12">Media and formats; technical modifications allowed</text:span>.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text:span text:style-name="T19">on 2.</text:span><text:span text:style-name="T21">1.4</text:span><text:span text:style-name="T19"> never prod</text:span>uces Adapted Material.</text:p>
            </text:list-item>
            <text:list-item>
              <text:p text:style-name="P4"><text:bookmark text:name="s2a5"/><text:span text:style-name="T12">Downstream recipients</text:span>. </text:p>
              <text:list>
                <text:list-item>
                  <text:p text:style-name="P4"><text:bookmark text:name="s2a5A"/><text:span text:style-name="T12">Offer from the Licensor – Licensed Material</text:span>. Every recipient of the Licensed Material automatically receives an offer from the Licensor to exercise the Licensed Rights under the terms and conditions of this Public License.</text:p>
                </text:list-item>
                <text:list-item>
                  <text:p text:style-name="P4"><text:bookmark text:name="s2a5B"/><text:soft-page-break/><text:span text:style-name="T12">No downstream restrictions</text:span>.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4"><text:bookmark text:name="s2a6"/><text:span text:style-name="T12">No endorsement</text:span>.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text:span text:style-name="T19">ion 3.</text:span><text:span text:style-name="T22">1.1.1.1</text:span><text:span text:style-name="T19">.</text:span></text:p>
            </text:list-item>
          </text:list>
        </text:list-item>
        <text:list-item>
          <text:p text:style-name="P4"><text:bookmark text:name="s2b"/><text:span text:style-name="keyword"><text:span text:style-name="T11">Other rights</text:span></text:span>.</text:p>
          <text:list>
            <text:list-item>
              <text:p text:style-name="P4"><text:bookmark text:name="s2b1"/>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4"><text:bookmark text:name="s2b2"/>Patent and trademark rights are not licensed under this Public License.</text:p>
            </text:list-item>
            <text:list-item>
              <text:p text:style-name="P4"><text:bookmark text:name="s2b3"/>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text:p>
            </text:list-item>
          </text:list>
        </text:list-item>
      </text:list>
      <text:p text:style-name="subsection_5f_heading"><text:bookmark text:name="s3"/><text:span text:style-name="Strong_20_Emphasis"><text:span text:style-name="T10">Section 3 – License Conditions.</text:span></text:span></text:p>
      <text:p text:style-name="paragraph_5f_first">Your exercise of the Licensed Rights is expressly made subject to the following conditions.</text:p>
      <text:list xml:id="list624392621" text:style-name="L3">
        <text:list-item>
          <text:p text:style-name="P5"><text:bookmark text:name="s3a"/><text:span text:style-name="keyword"><text:span text:style-name="T11">Attribution</text:span></text:span>.</text:p>
          <text:list>
            <text:list-item>
              <text:p text:style-name="P5"><text:bookmark text:name="s3a1"/>If You Share the Licensed Material (including in modified form), You must:</text:p>
              <text:list>
                <text:list-item>
                  <text:p text:style-name="P5"><text:bookmark text:name="s3a1A"/>retain the following if it is supplied by the Licensor with the Licensed Material:</text:p>
                  <text:list>
                    <text:list-item>
                      <text:p text:style-name="P5"><text:bookmark text:name="s3a1Ai"/>identification of the creator(s) of the Licensed Material and any others designated to receive attribution, in any reasonable manner requested by the Licensor (including by pseudonym if designated);</text:p>
                    </text:list-item>
                    <text:list-item>
                      <text:p text:style-name="P5"><text:bookmark text:name="s3a1Aii"/>a copyright notice;</text:p>
                    </text:list-item>
                    <text:list-item>
                      <text:p text:style-name="P5"><text:bookmark text:name="s3a1Aiii"/>a notice that refers to this Public License;</text:p>
                    </text:list-item>
                    <text:list-item>
                      <text:p text:style-name="P5"><text:bookmark text:name="s3a1Aiv"/>a notice that refers to the disclaimer of warranties;</text:p>
                    </text:list-item>
                    <text:list-item>
                      <text:p text:style-name="P5"><text:bookmark text:name="s3a1Av"/>a URI or hyperlink to the Licensed Material to the extent reasonably practicable;</text:p>
                    </text:list-item>
                  </text:list>
                </text:list-item>
                <text:list-item>
                  <text:p text:style-name="P5"><text:bookmark text:name="s3a1B"/>indicate if You modified the Licensed Material and retain an indication of any previous modifications; and</text:p>
                </text:list-item>
                <text:list-item>
                  <text:p text:style-name="P5"><text:bookmark text:name="s3a1C"/>indicate the Licensed Material is licensed under this Public License, and <text:soft-page-break/>include the text of, or the URI or hyperlink to, this Public License.</text:p>
                </text:list-item>
              </text:list>
            </text:list-item>
            <text:list-item>
              <text:p text:style-name="P5"><text:bookmark text:name="s3a2"/>You may satisfy the conditions in S<text:span text:style-name="T19">ection 3.</text:span><text:span text:style-name="T23">1.1</text:span><text:span text:style-name="T19"> in a</text:span>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5"><text:bookmark text:name="s3a3"/>If requested by the Licensor, You must remove any of the information required by Secti<text:span text:style-name="T19">on 3.</text:span><text:span text:style-name="T24">1.1.1</text:span><text:span text:style-name="T19"> to </text:span>the extent reasonably practicable.</text:p>
            </text:list-item>
            <text:list-item>
              <text:p text:style-name="P5"><text:bookmark text:name="s3a4"/>If You Share Adapted Material You produce, the Adapter's License You apply must not prevent recipients of the Adapted Material from complying with this Public License.</text:p>
            </text:list-item>
          </text:list>
        </text:list-item>
      </text:list>
      <text:p text:style-name="subsection_5f_heading"><text:bookmark text:name="s4"/><text:span text:style-name="Strong_20_Emphasis"><text:span text:style-name="T10">Section 4 – Sui Generis Database Rights.</text:span></text:span></text:p>
      <text:p text:style-name="paragraph_5f_first">Where the Licensed Rights include Sui Generis Database Rights that apply to Your use of the Licensed Material:</text:p>
      <text:list xml:id="list812135587" text:style-name="L4">
        <text:list-item>
          <text:p text:style-name="P6"><text:bookmark text:name="s4a"/>for the avoidance of doub<text:span text:style-name="T19">t, Section 2.</text:span><text:span text:style-name="T25">1.1</text:span><text:span text:style-name="T19"> gr</text:span>ants You the right to extract, reuse, reproduce, and Share all or a substantial portion of the contents of the database;</text:p>
        </text:list-item>
        <text:list-item>
          <text:p text:style-name="P6"><text:bookmark text:name="s4b"/>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6"><text:bookmark text:name="s4c"/>You must comply with the conditions in <text:span text:style-name="T19">Section 3.</text:span><text:span text:style-name="T26">1</text:span><text:span text:style-name="T19"> if </text:span>You Share all or a substantial portion of the contents of the database.</text:p>
        </text:list-item>
      </text:list>
      <text:p text:style-name="paragraph_5f_first">For the avoidance of doubt, this Se<text:span text:style-name="T19">ction </text:span><text:span text:style-name="T27">4 </text:span><text:span text:style-name="T19">su</text:span>pplements and does not replace Your obligations under this Public License where the Licensed Rights include other Copyright and Similar Rights.</text:p>
      <text:p text:style-name="subsection_5f_heading"><text:bookmark text:name="s5"/><text:span text:style-name="Strong_20_Emphasis"><text:span text:style-name="T10">Section 5 – Disclaimer of Warranties and Limitation of Liability.</text:span></text:span></text:p>
      <text:list xml:id="list1910413581" text:style-name="L5">
        <text:list-item>
          <text:p text:style-name="P7"><text:bookmark text:name="s5a"/><text:span text:style-name="emphasis"><text:span text:style-name="T10">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span></text:span></text:p>
        </text:list-item>
        <text:list-item>
          <text:p text:style-name="P8"><text:bookmark text:name="s5b"/><text:span text:style-name="emphasis"><text:span text:style-name="T10">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span></text:span></text:p>
        </text:list-item>
        <text:list-item>
          <text:p text:style-name="P8"><text:bookmark text:name="s5c"/>The disclaimer of warranties and limitation of liability provided above shall be interpreted in a manner that, to the extent possible, most closely approximates an absolute disclaimer and waiver of all liability.</text:p>
        </text:list-item>
      </text:list>
      <text:p text:style-name="subsection_5f_heading"><text:bookmark text:name="s6"/><text:soft-page-break/><text:span text:style-name="Strong_20_Emphasis"><text:span text:style-name="T10">Section 6 – Term and Termination.</text:span></text:span></text:p>
      <text:list xml:id="list173925109" text:style-name="L7">
        <text:list-item>
          <text:p text:style-name="P9"><text:bookmark text:name="s6a"/>This Public License applies for the term of the Copyright and Similar Rights licensed here. However, if You fail to comply with this Public License, then Your rights under this Public License terminate automatically.</text:p>
        </text:list-item>
        <text:list-item>
          <text:p text:style-name="P9"><text:bookmark text:name="s6b"/>Where Your right to use the Licensed Material has terminated under<text:span text:style-name="T19"> Section 6.</text:span><text:span text:style-name="T28">1</text:span><text:span text:style-name="T19">, it</text:span> reinstates:</text:p>
          <text:list>
            <text:list-item>
              <text:p text:style-name="P9"><text:bookmark text:name="s6b1"/>automatically as of the date the violation is cured, provided it is cured within 30 days of Your discovery of the violation; or</text:p>
            </text:list-item>
            <text:list-item>
              <text:p text:style-name="P9"><text:bookmark text:name="s6b2"/>upon express reinstatement by the Licensor.</text:p>
            </text:list-item>
          </text:list>
          <text:p text:style-name="P9">For the avoidance of doubt, this S<text:span text:style-name="T19">ection 6.</text:span><text:span text:style-name="T28">2</text:span><text:span text:style-name="T19"> does </text:span>not affect any right the Licensor may have to seek remedies for Your violations of this Public License.</text:p>
        </text:list-item>
        <text:list-item>
          <text:p text:style-name="P9"><text:bookmark text:name="s6c"/>For the avoidance of doubt, the Licensor may also offer the Licensed Material under separate terms or conditions or stop distributing the Licensed Material at any time; however, doing so will not terminate this Public License.</text:p>
        </text:list-item>
        <text:list-item>
          <text:p text:style-name="P9"><text:bookmark text:name="s6d"/>Sect<text:span text:style-name="T19">ions </text:span><text:span text:style-name="T27">1, 5, 6, 7 and 8</text:span><text:span text:style-name="T19"> sur</text:span>vive termination of this Public License. </text:p>
        </text:list-item>
      </text:list>
      <text:p text:style-name="subsection_5f_heading"><text:bookmark text:name="s7"/><text:span text:style-name="Strong_20_Emphasis"><text:span text:style-name="T10">Section 7 – Other Terms and Conditions.</text:span></text:span></text:p>
      <text:list xml:id="list352807526" text:style-name="L8">
        <text:list-item>
          <text:p text:style-name="P10"><text:bookmark text:name="s7a"/>The Licensor shall not be bound by any additional or different terms or conditions communicated by You unless expressly agreed.</text:p>
        </text:list-item>
        <text:list-item>
          <text:p text:style-name="P10"><text:bookmark text:name="s7b"/>Any arrangements, understandings, or agreements regarding the Licensed Material not stated herein are separate from and independent of the terms and conditions of this Public License.</text:p>
        </text:list-item>
      </text:list>
      <text:p text:style-name="subsection_5f_heading"><text:bookmark text:name="s8"/><text:span text:style-name="Strong_20_Emphasis"><text:span text:style-name="T10">Section 8 – Interpretation.</text:span></text:span></text:p>
      <text:list xml:id="list1797631433" text:style-name="L9">
        <text:list-item>
          <text:p text:style-name="P11"><text:bookmark text:name="s8a"/>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11"><text:bookmark text:name="s8b"/>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11"><text:bookmark text:name="s8c"/>No term or condition of this Public License will be waived and no failure to comply consented to unless expressly agreed to by the Licensor.</text:p>
        </text:list-item>
        <text:list-item>
          <text:p text:style-name="P11"><text:bookmark text:name="s8d"/>Nothing in this Public License constitutes or may be interpreted as a limitation upon, or waiver of, any privileges and immunities that apply to the Licensor or You, including from the legal processes of any jurisdiction or author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05H48M21S</meta:editing-duration>
    <meta:editing-cycles>90</meta:editing-cycles>
    <meta:initial-creator>Stephan Kreutzer</meta:initial-creator>
    <dc:date>2015-02-15T20:55:01</dc:date>
    <dc:creator>Stephan Kreutzer</dc:creator>
    <meta:document-statistic meta:table-count="0" meta:image-count="0" meta:object-count="0" meta:page-count="5" meta:paragraph-count="73" meta:word-count="2069" meta:character-count="13108"/>
  </office:meta>
</office:document-meta>
</file>